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erhala_Strait">
            <text:p>Berhala_Strait</text:p>
          </table:table-cell>
          <table:table-cell office:value-type="string" office:value="radiocarbon">
            <text:p>radiocarbon</text:p>
          </table:table-cell>
          <table:table-cell office:value-type="string" office:value="Hv-7640">
            <text:p>Hv-7640</text:p>
          </table:table-cell>
          <table:table-cell office:value-type="float" office:value="-0.73333">
            <text:p>-0.73333</text:p>
          </table:table-cell>
          <table:table-cell office:value-type="float" office:value="103.3">
            <text:p>103.3</text:p>
          </table:table-cell>
          <table:table-cell office:value-type="float" office:value="37700.0">
            <text:p>37700.0</text:p>
          </table:table-cell>
          <table:table-cell office:value-type="float" office:value="1813.0">
            <text:p>1813.0</text:p>
          </table:table-cell>
          <table:table-cell office:value-type="string" office:value="Sand impregnated with humate">
            <text:p>Sand impregnated with humate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-16.51">
            <text:p>-16.51</text:p>
          </table:table-cell>
          <table:table-cell office:value-type="float" office:value="0.52">
            <text:p>0.52</text:p>
          </table:table-cell>
          <table:table-cell office:value-type="float" office:value="0.52">
            <text:p>0.52</text:p>
          </table:table-cell>
          <table:table-cell office:value-type="string" office:value="GeyhEtal1979,MannEtal2019">
            <text:p>GeyhEtal1979,MannEtal2019</text:p>
          </table:table-cell>
        </table:table-row>
        <table:table-row>
          <table:table-cell office:value-type="string" office:value="Berhala_Strait">
            <text:p>Berhala_Strait</text:p>
          </table:table-cell>
          <table:table-cell office:value-type="string" office:value="radiocarbon">
            <text:p>radiocarbon</text:p>
          </table:table-cell>
          <table:table-cell office:value-type="string" office:value="Hv-7641">
            <text:p>Hv-7641</text:p>
          </table:table-cell>
          <table:table-cell office:value-type="float" office:value="-0.71667">
            <text:p>-0.71667</text:p>
          </table:table-cell>
          <table:table-cell office:value-type="float" office:value="103.33333">
            <text:p>103.33333</text:p>
          </table:table-cell>
          <table:table-cell office:value-type="float" office:value="41650.0">
            <text:p>41650.0</text:p>
          </table:table-cell>
          <table:table-cell office:value-type="float" office:value="3851.0">
            <text:p>3851.0</text:p>
          </table:table-cell>
          <table:table-cell office:value-type="string" office:value="Peat overlain by marine sand">
            <text:p>Peat overlain by marine sand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-18.138">
            <text:p>-18.138</text:p>
          </table:table-cell>
          <table:table-cell office:value-type="float" office:value="0.72">
            <text:p>0.72</text:p>
          </table:table-cell>
          <table:table-cell office:value-type="float" office:value="0.72">
            <text:p>0.72</text:p>
          </table:table-cell>
          <table:table-cell office:value-type="string" office:value="GeyhEtal1979,MannEtal2019">
            <text:p>GeyhEtal1979,Mann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